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svg:stroke-width="0.03cm" draw:marker-start-width="0.245cm" draw:marker-end="Arrow" draw:marker-end-width="0.345cm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stroke="dash" draw:stroke-dash="Fine_20_Dotted"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id="id1" draw:layer="layout" svg:width="4cm" svg:height="2.5cm" svg:x="2cm" svg:y="8cm">
          <text:p text:style-name="P1">microphone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4cm" svg:height="2.5cm" svg:x="8cm" svg:y="8cm">
          <text:p text:style-name="P1">pitch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4cm" svg:height="2.5cm" svg:x="14cm" svg:y="11.5cm">
          <text:p text:style-name="P1">extend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4cm" svg:height="2.5cm" svg:x="8cm" svg:y="14.5cm">
          <text:p text:style-name="P1">ren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4cm" svg:height="2.5cm" svg:x="2cm" svg:y="14.5cm">
          <text:p text:style-name="P1">articulator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6cm" svg:y1="9.25cm" svg:x2="8cm" svg:y2="9.25cm" draw:start-shape="id1" draw:start-glue-point="1" draw:end-shape="id2" draw:end-glue-point="3">
          <text:p/>
        </draw:connector>
        <draw:connector draw:style-name="gr2" draw:text-style-name="P2" draw:layer="layout" draw:type="line" svg:x1="8cm" svg:y1="15.75cm" svg:x2="6cm" svg:y2="15.75cm" draw:start-shape="id3" draw:start-glue-point="3" draw:end-shape="id4" draw:end-glue-point="1">
          <text:p/>
        </draw:connector>
        <draw:connector draw:style-name="gr2" draw:text-style-name="P2" draw:layer="layout" draw:type="line" svg:x1="16cm" svg:y1="14cm" svg:x2="12cm" svg:y2="15.75cm" draw:start-shape="id5" draw:start-glue-point="2" draw:end-shape="id3">
          <text:p/>
        </draw:connector>
        <draw:connector draw:style-name="gr2" draw:text-style-name="P2" draw:layer="layout" draw:type="line" svg:x1="12cm" svg:y1="9.25cm" svg:x2="16cm" svg:y2="11.5cm" draw:start-shape="id2" draw:start-glue-point="1" draw:end-shape="id5" draw:end-glue-point="0">
          <text:p/>
        </draw:connector>
        <draw:line draw:style-name="gr3" draw:text-style-name="P2" draw:layer="layout" svg:x1="7cm" svg:y1="6.5cm" svg:x2="7cm" svg:y2="18.5cm">
          <text:p/>
        </draw:line>
        <draw:line draw:style-name="gr3" draw:text-style-name="P2" draw:layer="layout" svg:x1="13cm" svg:y1="6.5cm" svg:x2="13cm" svg:y2="18.5cm">
          <text:p/>
        </draw:line>
        <draw:line draw:style-name="gr2" draw:text-style-name="P2" draw:layer="layout" svg:x1="10cm" svg:y1="10.5cm" svg:x2="10cm" svg:y2="14.5cm">
          <text:p/>
        </draw:line>
        <draw:custom-shape draw:style-name="gr4" draw:text-style-name="P1" draw:layer="layout" svg:width="4cm" svg:height="1.5cm" svg:x="2cm" svg:y="18.5cm">
          <text:p text:style-name="P1">sound</text:p>
          <text:p text:style-name="P1">input/outpu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1.5cm" svg:x="8cm" svg:y="18.5cm">
          <text:p text:style-name="P1">pitch</text:p>
          <text:p text:style-name="P1">input/outpu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1.5cm" svg:x="14cm" svg:y="18.5cm">
          <text:p text:style-name="P1">predic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4.96cm" svg:height="6.613cm" svg:x="3.459cm" svg:y="2.94cm" draw:page-number="1"/>
      <draw:page-thumbnail draw:layer="backgroundobjects" svg:width="4.96cm" svg:height="6.613cm" svg:x="12.369cm" svg:y="2.94cm"/>
      <draw:page-thumbnail draw:layer="backgroundobjects" svg:width="4.96cm" svg:height="6.613cm" svg:x="21.279cm" svg:y="2.94cm"/>
      <draw:page-thumbnail draw:layer="backgroundobjects" svg:width="4.96cm" svg:height="6.613cm" svg:x="3.459cm" svg:y="11.445cm"/>
      <draw:page-thumbnail draw:layer="backgroundobjects" svg:width="4.96cm" svg:height="6.613cm" svg:x="12.369cm" svg:y="11.445cm"/>
      <draw:page-thumbnail draw:layer="backgroundobjects" svg:width="4.96cm" svg:height="6.613cm" svg:x="21.279cm" svg:y="11.445cm"/>
    </style:handout-master>
    <style:master-page style:name="Default" style:page-layout-name="PM1" draw:style-name="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8.479cm" svg:x="1.05cm" svg:y="6.552cm" presentation:class="outline" presentation:placeholder="true">
        <draw:text-box/>
      </draw:frame>
      <draw:frame presentation:style-name="pr1" draw:text-style-name="P1" draw:layer="backgroundobjects" svg:width="4.892cm" svg:height="1.931cm" svg:x="1.05cm" svg:y="25.508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6.656cm" svg:height="1.931cm" svg:x="7.182cm" svg:y="25.508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4.892cm" svg:height="1.931cm" svg:x="15.056cm" svg:y="25.508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0-01T10:16:53</meta:creation-date>
    <dc:date>2007-10-04T16:09:32</dc:date>
    <dc:language>en-GB</dc:language>
    <meta:editing-cycles>6</meta:editing-cycles>
    <meta:editing-duration>PT11M42S</meta:editing-duration>
    <meta:user-defined meta:name="Info 1"/>
    <meta:user-defined meta:name="Info 2"/>
    <meta:user-defined meta:name="Info 3"/>
    <meta:user-defined meta:name="Info 4"/>
    <meta:document-statistic meta:object-count="40"/>
  </office:meta>
</office:document-meta>
</file>